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f0bc5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f0bc5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فِيل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64_4244071338"/><text:span text:style-name="T3"> </text:span><text:span text:style-name="T2">اَلَمْ تَرَ كَيْفَ فَعَلَ رَبُّكَ بِأَصْحَـٰبِ </text:span><text:span text:style-name="T5">۱</text:span><text:span text:style-name="T2">لْفِيــلۣؐ </text:span><text:span text:style-name="T3">(1)</text:span><text:span text:style-name="T2"> أَلَمْ يَجْعَــلْ كَيْدَهُمْ فِى تَضْلِيلٍ </text:span><text:span text:style-name="T3">(2)</text:span><text:span text:style-name="T2"> وَأَرْسَــلَ عَلَيْهِمْ طَيْراٗ اَبَابِيـلَ </text:span><text:span text:style-name="T3">(3)</text:span><text:span text:style-name="T2"> تَرْمِيهِم بِحِجَارَةٍ مِّــن سِجِّيــلٍ </text:span><text:span text:style-name="T3">(4)</text:span><text:span text:style-name="T2"> فَجَعَلَهُمْ كَعَصْفٍ مَّاكُولٍ </text:span><text:span text:style-name="T3">(5)</text:span><text:span text:style-name="T2"> </text:span><text:bookmark-end text:name="__DdeLink__1664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8:56.353688357</meta:creation-date>
    <dc:date>2025-03-06T08:45:44.992207206</dc:date>
    <meta:editing-duration>PT2M22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4" meta:character-count="187" meta:non-whitespace-character-count="154"/>
  </office:meta>
</office:document-meta>
</file>